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508cm" fo:margin-right="0.529cm" fo:line-height="200%" fo:text-align="start" style:justify-single-word="false" fo:text-indent="0cm" style:auto-text-indent="false"/>
      <style:text-properties fo:font-size="14pt" officeooo:rsid="000fdeb4" officeooo:paragraph-rsid="000fdeb4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deb4" officeooo:paragraph-rsid="000fdeb4" style:font-size-asian="14pt" style:font-size-complex="14pt"/>
    </style:style>
    <style:style style:name="P4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4pt" style:font-size-complex="14pt"/>
    </style:style>
    <style:style style:name="P6" style:family="paragraph" style:parent-style-name="Standard" style:master-page-name="">
      <style:paragraph-properties fo:margin-left="0.508cm" fo:margin-right="0.529cm" fo:text-align="justify" style:justify-single-word="false" fo:text-indent="0cm" style:auto-text-indent="false" style:page-number="auto"/>
      <style:text-properties fo:font-size="14pt" officeooo:rsid="000fdeb4" officeooo:paragraph-rsid="000fdeb4" style:font-size-asian="14pt" style:font-size-complex="14pt"/>
    </style:style>
    <style:style style:name="P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fdeb4" officeooo:paragraph-rsid="000fdeb4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1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1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1">№ </text:span><text:span text:style-name="T1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1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1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1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2">8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3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1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1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1">№ </text:span><text:span text:style-name="T1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1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1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1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2">9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3">КП-АПИ(Ф)НГТУ-210201.65-(АВР09-1)-08-14</text:span></text:p>
          </draw:text-box>
        </draw:frame>
      </draw:g>
      <text:p text:style-name="P6"/>
      <text:p text:style-name="P2">2 <text:s/>Анализ технического задания</text:p>
      <text:p text:style-name="P3"><text:tab/>Анализ ТЗ производится с целью определения основных направлений создания конструкции и состоит в оценке степени важности множества взаимосвязанных факторов, оказывающих влияние на принятие решений.</text:p>
      <text:p text:style-name="P3">Для выбора направления проектирования блока необходимо, прежде всего, выделить главные требования к его конструкции. При проектировании следует стремиться к получению наилучших материальных показателей и характеристик надёжности.</text:p>
      <text:p text:style-name="P3"><text:tab/>Основываясь на жёстких требованиях к ремонтопригодности, следует выюрать соответствующий вид компоновочной схемы блока. Наиболее полно требованиям технического задания <text:s/>по ремонтопригодности отвечает разъёмный тип компоновки блока.<text:tab/></text:p>
      <text:p text:style-name="P3"><text:tab/>Для защиты от внешних воздействий печатные платы следует покрыть лаком. Элементы несущих конструкций должны обеспечить надёжное крепление печатных плат (ПП) с микросхемами, элементов электрической коммутации; минимальный вес при достаточной жёсткости; возможность максимального использования однотипных деталей и их взаимозаменяемость.</text:p>
      <text:p text:style-name="P3"><text:tab/>При разработке конструкции блока необходимо учитывать также наложенные в ТЗ массогабаритные ограничения. Вместе с тем, конструкция блока контроля параметров должна выдерживать без повреждений воздействие предельных температур при эксплуатации системы, а также быть стойкой к вибрационным воздействиям, которым она будет подвергаться в условиях своей эксплуатации и транспортирования. Для выполнения этих условий следует провести соответствующий тепловой расчёт и расчёт вибропрочности. Применяемые в конструкции блока материалы должны иметь наилучшие характеристики (по плотности, прочности и т.д.), обеспечивающие выполнение вышеизложенных требований. Кроме того, важнейшим фактором в настоящее время является стоимость материалов и радиоэлементов и их распространённость в производстве. <text:s/>Поэтому при разработке блока, по возможности, следует избегать дорогих и редких применяемых в производстве материалов. Элементная база,</text:p>
      <text:p text:style-name="P7"/>
      <text:p text:style-name="P3">применяемая в разрабатываемом блоке, должна обладать способностью к взаимозаменяемости, например, иметь как зарубежные, так и отечественные аналоги.<text:tab/></text:p>
      <text:p text:style-name="P3"><text:tab/>Для защиты от влияния внешних электрических и магнитных полей для блока целесообразно использовать металлический корпус от прототипа с необходимыми доработками с габаритными размерами, указанными в ТЗ.</text:p>
      <text:p text:style-name="P3"><text:tab/>Так как по электробезопасности блок относится к классу I, то изделие должно иметь по крайней мере одну рабочую изоляцию или элемент для заземления. </text:p>
      <text:p text:style-name="P3"><text:tab/>Блок должен быть пылезащищённым. Проникновение пыли не исключено полностью, однако пыль не должна проникать в количестве, достаточным для нарушения нормальной работы или снижения его безопасности. Вода, попадающая <text:s/>в виде брызг на блок, не должна оказывать вредного воздействия.</text:p>
      <text:p text:style-name="P3">Блок должен иметь привлекательный внешний вид и отвечать требованиям <text:s/>эргономики. При выборе пропорций корпуса желательно создать впечатление «минимальной массы», для чего он должен быть плоским. Чтобы избежать возникновения бликов, поверхность корпуса должна быть матовой. Цвет корпуса <text:s/>необходимо выбрать таким образом, чтобы он оказывал благоприятное воздействие на оператора. <text:s/>Надписи на корпусе должны быть хорошо видными, легко читаемыми и не стираемыми. Блок должен обеспечивать надёжное считывание информации <text:s/>при заданных в ТЗ условиях. Подсветка индикатора должна быть не слишком яркой, <text:s/>чтобы не воздействовать отрицательно на оператора.</text:p>
      <text:p text:style-name="P4"><text:tab/></text:p>
      <text:p text:style-name="P5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3:55.909000000</dc:date>
    <meta:editing-duration>PT25M26S</meta:editing-duration>
    <meta:editing-cycles>15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13" meta:word-count="413" meta:character-count="3381" meta:non-whitespace-character-count="2958"/>
  </office:meta>
</office:document-meta>
</file>